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oglio1" table:style-name="ta1">
        <table:shapes>
          <draw:frame draw:z-index="0" draw:style-name="gr1" draw:text-style-name="P1" svg:width="100.5mm" svg:height="131.48mm" svg:x="98.57mm" svg:y="31.34mm">
            <loext:p draw:notify-on-update-of-ranges="Foglio1.A1:Foglio1.B5 Foglio1.C1:Foglio1.C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 table:number-columns-spanned="2" table:number-rows-spanned="1">
            <text:p>Studio del dominio</text:p>
          </table:table-cell>
          <table:covered-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Analisi</text:p>
          </table:table-cell>
          <table:covered-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Progettazione</text:p>
          </table:table-cell>
          <table:covered-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Dettaglio e codifica</text:p>
          </table:table-cell>
          <table:covered-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Verifica e validazione</text:p>
          </table:table-cell>
          <table:covered-table-cell/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0/00/0000</text:date>, <text:time style:data-style-name="N2" text:time-value="14:53:42.11273504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6T10:25:01.779421568</meta:creation-date>
    <dc:date>2016-04-07T15:00:18.415828812</dc:date>
    <meta:editing-duration>PT15M19S</meta:editing-duration>
    <meta:editing-cycles>3</meta:editing-cycles>
    <meta:generator>LibreOffice/5.0.5.2$Linux_X86_64 LibreOffice_project/00m0$Build-2</meta:generator>
    <meta:document-statistic meta:table-count="1" meta:cell-count="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symbol-type="automatic" chart:include-hidden-cell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label-position="avoid-overlap"/>
      <style:graphic-properties draw:stroke="none" draw:fill-color="#004586" dr3d:edge-rounding="5%"/>
      <style:text-properties fo:font-size="18pt" fo:font-weight="bold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  <style:graphic-properties draw:fill-color="#004586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-color="#ffd320"/>
    </style:style>
    <style:style style:name="ch11" style:family="chart">
      <style:chart-properties chart:solid-type="cuboid" chart:symbol-type="named-symbol" chart:symbol-name="square" chart:symbol-width="0.25cm" chart:symbol-height="0.25cm"/>
      <style:graphic-properties draw:fill-color="#579d1c"/>
    </style:style>
    <style:style style:name="ch12" style:family="chart">
      <style:chart-properties chart:solid-type="cuboid" chart:symbol-type="named-symbol" chart:symbol-name="square" chart:symbol-width="0.25cm" chart:symbol-height="0.25cm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0.051cm" svg:height="13.149cm" xlink:href=".." xlink:type="simple" chart:class="chart:circle" chart:style-name="ch1">
        <chart:legend svg:x="0.857cm" svg:y="9.289cm" style:legend-expansion="custom" chartooo:width="6.49cm" chartooo:height="3.54cm" style:legend-expansion-aspect-ratio="1.83333333333333" chart:style-name="ch2"/>
        <chart:plot-area chart:style-name="ch3" table:cell-range-address="Foglio1.A1:Foglio1.C5" chart:data-source-has-labels="column" svg:x="0.673cm" svg:y="0.593cm" svg:width="8.696cm" svg:height="8.697cm">
          <chartooo:coordinate-region svg:x="0.568cm" svg:y="0.594cm" svg:width="8.907cm" svg:height="8.696cm"/>
          <chart:axis chart:dimension="x" chart:name="primary-x" chart:style-name="ch4" chartooo:axis-type="auto">
            <chartooo:date-scale/>
            <chart:categories table:cell-range-address="Foglio1.A1:Foglio1.B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C1:Foglio1.C5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C</text:p>
              </table:table-cell>
            </table:table-row>
          </table:table-header-rows>
          <table:table-rows>
            <table:table-row>
              <table:table-cell office:value-type="string">
                <text:p>Studio del dominio</text:p>
                <text:list>
                  <text:list-item>
                    <text:p>Studio del dominio</text:p>
                  </text:list-item>
                  <text:list-item>
                    <text:p/>
                  </text:list-item>
                </text:list>
                <draw:g>
                  <svg:desc>Foglio1.A1:Foglio1.B5</svg:desc>
                </draw:g>
              </table:table-cell>
              <table:table-cell office:value-type="float" office:value="15">
                <text:p>15</text:p>
                <draw:g>
                  <svg:desc>Foglio1.C1:Foglio1.C5</svg:desc>
                </draw:g>
              </table:table-cell>
            </table:table-row>
            <table:table-row>
              <table:table-cell office:value-type="string">
                <text:p>Analisi</text:p>
                <text:list>
                  <text:list-item>
                    <text:p>Analisi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Progettazione</text:p>
                <text:list>
                  <text:list-item>
                    <text:p>Progettazione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Dettaglio e codifica</text:p>
                <text:list>
                  <text:list-item>
                    <text:p>Dettaglio e codifica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Verifica e validazione</text:p>
                <text:list>
                  <text:list-item>
                    <text:p>Verifica e validazione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